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5c5ab" officeooo:paragraph-rsid="0005c5ab"/>
    </style:style>
    <style:style style:name="T1" style:family="text">
      <style:text-properties fo:color="#c9211e" loext:opacity="1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 weiteren fällt in den Bildern ein hang zur ‘Streifenbildung’ auf. Dies ist durch einen Systematischen Fehler im Experiment zu erklären. Wenn ein SEL detektiert wird, wird der Mikrocontroller kurz ausgeschaltet (<text:span text:style-name="T1">wie lange?</text:span>). Es können in dieser Zeit also keine weiteren SEL auftreten. In dem Experiment wurden jedoch alle Ionen, die in diesem Zeitraum auf den Chip treffen als SEL detektiert. Dadurch werden Ereignisse, die eigentlich nur auf einem Pixel stattfinden üder mehrere Pixel ‘verschmiert’.</text:p>
      <text:p text:style-name="P1"/>
      <text:p text:style-name="P1">Um diesen Fehler zu beseitigen, müssen die Daten bearbeitet werden. Dazu wurde das Skript ‘removeStripes.py’ entwickelt. In ihmwerden die Dokumente im Ordner ‘docs’ eingelesen. Wenn ein SEL erkannt wurde werden die folgenden 10 Zeilen auf '0\t0\t0\t0\t0\n' gesetzt und die falscherweisse erkannten SEL so gelöscht. Die Zeile mit dem erkannten SEL wird nun in einer extra Liste gespeichert in in den Unterordner ‘remStrips’ gespeiche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09:39:31.127322320</meta:creation-date>
    <dc:date>2023-08-25T09:58:04.937669630</dc:date>
    <meta:editing-duration>PT18M35S</meta:editing-duration>
    <meta:editing-cycles>1</meta:editing-cycles>
    <meta:document-statistic meta:table-count="0" meta:image-count="0" meta:object-count="0" meta:page-count="1" meta:paragraph-count="2" meta:word-count="138" meta:character-count="938" meta:non-whitespace-character-count="802"/>
    <meta:generator>LibreOffice/7.5.5.2$Linux_X86_64 LibreOffice_project/50$Build-2</meta:generator>
  </office:meta>
</office:document-meta>
</file>